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eHash" table:style-name="ta1">
        <table:shapes>
          <draw:frame draw:z-index="0" draw:style-name="gr1" draw:text-style-name="P1" svg:width="15.999cm" svg:height="8.999cm" svg:x="33.84cm" svg:y="0.1cm">
            <draw:object draw:notify-on-update-of-ranges="oneHash.B2:oneHash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1:48:00.617478105</dc:date>
    <meta:editing-duration>PT13M55S</meta:editing-duration>
    <meta:editing-cycles>2</meta:editing-cycles>
    <meta:generator>LibreOffice/7.3.7.2$Linux_X86_64 LibreOffice_project/30$Build-2</meta:generator>
    <meta:document-statistic meta:table-count="1" meta:cell-count="67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3cm" svg:y="0.316cm" chart:style-name="ch2">
          <text:p>Onehash</text:p>
        </chart:title>
        <chart:plot-area chart:style-name="ch3" table:cell-range-address="oneHash.B2:oneHash.B25" svg:x="1.331cm" svg:y="1.275cm" svg:width="14.349cm" svg:height="6.564cm">
          <chart:coordinate-region svg:x="2.323cm" svg:y="1.474cm" svg:width="13.357cm" svg:height="5.718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6">
            <chart:title svg:x="0.451cm" svg:y="5.289cm" chart:style-name="ch7">
              <text:p>collisions</text:p>
            </chart:title>
            <chart:grid chart:style-name="ch8" chart:class="major"/>
          </chart:axis>
          <chart:series chart:style-name="ch9" chart:values-cell-range-address="oneHash.B2:oneHash.B2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46">
                <text:p>8146</text:p>
                <draw:g>
                  <svg:desc>oneHash.B2:oneHash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